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1%" draw:textarea-horizontal-align="justify" draw:textarea-vertical-align="top" draw:auto-grow-height="false" fo:min-height="6.354cm" fo:min-width="13.216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4.83cm" fo:min-width="2.929cm"/>
    </style:style>
    <style:style style:name="gr3" style:family="graphic" style:parent-style-name="standard">
      <style:graphic-properties draw:fill-color="#dfcce4" draw:textarea-horizontal-align="justify" draw:textarea-vertical-align="middle" draw:auto-grow-height="false" fo:min-height="4.703cm" fo:min-width="1.405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0.612cm"/>
    </style:style>
    <style:style style:name="gr5" style:family="graphic" style:parent-style-name="standard">
      <style:graphic-properties draw:fill-color="#add58a" draw:textarea-horizontal-align="justify" draw:textarea-vertical-align="middle" draw:auto-grow-height="false" fo:min-height="0.893cm" fo:min-width="3.945cm"/>
    </style:style>
    <style:style style:name="gr6" style:family="graphic" style:parent-style-name="standard">
      <style:graphic-properties draw:fill-color="#fcd4d1" draw:textarea-horizontal-align="justify" draw:textarea-vertical-align="middle" draw:auto-grow-height="false" fo:min-height="4.83cm" fo:min-width="2.675cm"/>
    </style:style>
    <style:style style:name="gr7" style:family="graphic" style:parent-style-name="standard">
      <style:graphic-properties draw:fill-color="#bcaed5" draw:textarea-horizontal-align="justify" draw:textarea-vertical-align="middle" draw:auto-grow-height="false" fo:min-height="0.893cm" fo:min-width="5.215cm"/>
    </style:style>
    <style:style style:name="P1" style:family="paragraph">
      <style:paragraph-properties fo:text-align="center"/>
    </style:style>
    <style:style style:name="P2" style:family="paragraph">
      <loext:graphic-properties draw:opacity="21%"/>
      <style:paragraph-properties fo:text-align="center"/>
    </style:style>
    <style:style style:name="P3" style:family="paragraph">
      <loext:graphic-properties draw:fill-color="#e0efd4"/>
      <style:paragraph-properties fo:text-align="center"/>
    </style:style>
    <style:style style:name="P4" style:family="paragraph">
      <loext:graphic-properties draw:fill-color="#dfcce4"/>
      <style:paragraph-properties fo:text-align="center"/>
    </style:style>
    <style:style style:name="P5" style:family="paragraph">
      <loext:graphic-properties draw:fill-color="#add58a"/>
      <style:paragraph-properties fo:text-align="center"/>
    </style:style>
    <style:style style:name="P6" style:family="paragraph">
      <loext:graphic-properties draw:fill-color="#fcd4d1"/>
      <style:paragraph-properties fo:text-align="center"/>
    </style:style>
    <style:style style:name="P7" style:family="paragraph">
      <loext:graphic-properties draw:fill-color="#bcaed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716cm" svg:height="6.604cm" svg:x="7.477cm" svg:y="3.921cm">
          <text:p text:style-name="P1">Seq2Seq Mod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29cm" svg:height="5.08cm" svg:x="8.112cm" svg:y="4.81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4.953cm" svg:x="13.573cm" svg:y="5.064cm">
          <text:p text:style-name="P1">Vector</text:p>
          <text:p text:style-name="P1"/>
          <text:p text:style-name="P1">0.54</text:p>
          <text:p text:style-name="P1">0.21</text:p>
          <text:p text:style-name="P1">0.32</text:p>
          <text:p text:style-name="P1">0.1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016cm" svg:x="15.756cm" svg:y="6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445cm" svg:height="1.143cm" svg:x="0.873cm" svg:y="6.461cm">
          <text:p text:style-name="P1">I am a stud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016cm" svg:x="11.795cm" svg:y="6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27cm" svg:height="1.016cm" svg:x="5.953cm" svg:y="6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3.175cm" svg:height="5.08cm" svg:x="17.553cm" svg:y="4.81cm"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715cm" svg:height="1.143cm" svg:x="22.971cm" svg:y="6.588cm">
          <text:p text:style-name="P1">Soy una estudian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016cm" svg:x="21.32cm" svg:y="6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22:19:53.631270822</meta:creation-date>
    <dc:date>2020-10-02T00:56:32.236076147</dc:date>
    <meta:editing-duration>PT6M49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